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table:style-name="ce1" office:value-type="float" office:value="207" calcext:value-type="float">
            <text:p>207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09" calcext:value-type="float">
            <text:p>209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13" calcext:value-type="float">
            <text:p>113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float" office:value="236" calcext:value-type="float">
            <text:p>236</text:p>
          </table:table-cell>
          <table:table-cell table:style-name="Default" office:value-type="float" office:value="211" calcext:value-type="float">
            <text:p>211</text:p>
          </table:table-cell>
          <table:table-cell table:style-name="ce3"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  <table:table-cell table:style-name="Default"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  <table:table-cell table:style-name="Default" office:value-type="float" office:value="214" calcext:value-type="float">
            <text:p>214</text:p>
          </table:table-cell>
          <table:table-cell table:style-name="ce1" office:value-type="float" office:value="201" calcext:value-type="float">
            <text:p>201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table:style-name="Default"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table:style-name="Default"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166" calcext:value-type="float">
            <text:p>166</text:p>
          </table:table-cell>
          <table:table-cell table:style-name="ce1" office:value-type="float" office:value="153" calcext:value-type="float">
            <text:p>15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219" calcext:value-type="float">
            <text:p>219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table:style-name="ce1"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27" calcext:value-type="float">
            <text:p>227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188" calcext:value-type="float">
            <text:p>18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56" calcext:value-type="float">
            <text:p>156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table:style-name="Default"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table:style-name="Default"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61" calcext:value-type="float">
            <text:p>61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style-name="Default"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style-name="ce1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21:42:06.2345730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22:29:05.206901354</meta:creation-date>
    <dc:date>2022-04-09T21:54:52.789463809</dc:date>
    <meta:editing-duration>PT5M19S</meta:editing-duration>
    <meta:editing-cycles>3</meta:editing-cycles>
    <meta:generator>LibreOffice/7.2.6.2$Linux_X86_64 LibreOffice_project/20$Build-2</meta:generator>
    <meta:document-statistic meta:table-count="1" meta:cell-count="256" meta:object-count="0"/>
  </office:meta>
</office:document-meta>
</file>